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d7572" officeooo:paragraph-rsid="000d75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0d7572" officeooo:paragraph-rsid="000d757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7572" officeooo:paragraph-rsid="000d757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7572" officeooo:paragraph-rsid="000dea2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Ubuntu" fo:font-size="12pt" fo:font-weight="bold" officeooo:rsid="000d7572" officeooo:paragraph-rsid="000d757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d7572" officeooo:paragraph-rsid="000d7572" style:font-size-asian="10.5pt" style:font-weight-asian="bold" style:font-size-complex="12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fo:font-weight="normal" officeooo:rsid="000dea20" style:font-weight-asian="normal" style:font-weight-complex="normal"/>
    </style:style>
    <style:style style:name="T4" style:family="text">
      <style:text-properties officeooo:rsid="000dea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CRIPT</text:p>
      <text:p text:style-name="P1"/>
      <text:p text:style-name="P2"/>
      <text:p text:style-name="P3"><text:span text:style-name="T2"><text:tab/>Surge como um superset do JavaScript para quem deseja construir códigos com melhor </text:span><text:span text:style-name="T1">arquitetura</text:span><text:span text:style-name="T2">, aplicando padrões de projetos e práticas comumente encontradas em outras linguagens</text:span><text:span text:style-name="T1"> orientadas a objetos.</text:span></text:p>
      <text:p text:style-name="P3"><text:tab/><text:span text:style-name="T2">Adiciona funcionalidades que nativamente não estão disponíveis ou requerem grande esforço para utilização, como </text:span><text:span text:style-name="T1">tipagem de dados </text:span><text:span text:style-name="T2">e</text:span><text:span text:style-name="T1"> orientação a objetos.</text:span></text:p>
      <text:p text:style-name="P3"/>
      <text:p text:style-name="P3"/>
      <text:p text:style-name="P3"/>
      <text:p text:style-name="P3">4 PRINCIPAIS FUNDAMENTOS:</text:p>
      <text:p text:style-name="P3"><text:tab/></text:p>
      <text:p text:style-name="P3"><text:tab/><text:span text:style-name="T1">→ </text:span><text:span text:style-name="T2">Encapsulamento</text:span></text:p>
      <text:p text:style-name="P3"><text:span text:style-name="T2"><text:tab/></text:span><text:span text:style-name="T1">→ </text:span><text:span text:style-name="T2">Herança</text:span></text:p>
      <text:p text:style-name="P3"><text:span text:style-name="T2"><text:tab/></text:span><text:span text:style-name="T1">→ </text:span><text:span text:style-name="T2">Abstração</text:span></text:p>
      <text:p text:style-name="P3"><text:span text:style-name="T2"><text:tab/></text:span><text:span text:style-name="T1">→ </text:span><text:span text:style-name="T2">Polimorfismo</text:span></text:p>
      <text:p text:style-name="P3"><text:span text:style-name="T2"/></text:p>
      <text:p text:style-name="P3"><text:span text:style-name="T2"><text:tab/></text:span><text:span text:style-name="T1">ANDER HEJSBERG: </text:span><text:span text:style-name="T2">Criador do typescript. O Type foi baseado no </text:span><text:span text:style-name="T1">ECMASCRIPT (ES6).</text:span></text:p>
      <text:p text:style-name="P3"><text:span text:style-name="T1"/></text:p>
      <text:p text:style-name="P3"><text:span text:style-name="T1"/></text:p>
      <text:p text:style-name="P3"><text:span text:style-name="T1"><text:tab/>Tipo da Extensão: </text:span><text:span text:style-name="T2">.ts</text:span></text:p>
      <text:p text:style-name="P5"/>
      <text:p text:style-name="P6"/>
      <text:p text:style-name="P6"/>
      <text:p text:style-name="P3">ENCAPSULAMENTO:</text:p>
      <text:p text:style-name="P3"/>
      <text:p text:style-name="P3"><text:tab/><text:span text:style-name="T2">Designa se os atributos vai ser </text:span><text:span text:style-name="T1">privado</text:span><text:span text:style-name="T2">, </text:span><text:span text:style-name="T1">público</text:span><text:span text:style-name="T2"> ou </text:span><text:span text:style-name="T1">protegido</text:span><text:span text:style-name="T2">. Por padrão os atributos são </text:span><text:span text:style-name="T1">públicos</text:span><text:span text:style-name="T2">.</text:span></text:p>
      <text:p text:style-name="P3"><text:span text:style-name="T2"><text:tab/>Estrutura o código para que um determinado bloco tenha pontos de acesso específico para o ambiente externo, o que garante a visibilidade e acessibilidade controladas dos elementos internos da classe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HERANÇA:</text:p>
      <text:p text:style-name="P3"/>
      <text:p text:style-name="P3"><text:tab/><text:span text:style-name="T2">Uma classe (filho) herda do (pai) características e comportamentos já definidos nessa segunda, sem necessidade de redefinição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ABSTRAÇÃO:</text:p>
      <text:p text:style-name="P3"/>
      <text:p text:style-name="P3"><text:span text:style-name="T2"><text:tab/>Capacidade de destacar as características dos elementos do mundo real que seão úteis para o sistema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POLIMORFISMO:</text:p>
      <text:p text:style-name="P3"/>
      <text:p text:style-name="P3"><text:span text:style-name="T2"><text:tab/>Objetos podem assumir formas diferentes em determinadas situações, mas mantendo uma relação com sua definição inicial de nível mais alto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ENUM:</text:p>
      <text:p text:style-name="P3"/>
      <text:p text:style-name="P3"><text:span text:style-name="T2"><text:tab/>Utilizado para atribuirmos nomes amigáveis para conjuntos de valores numéricos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ANY:</text:p>
      <text:p text:style-name="P3"/>
      <text:p text:style-name="P3"><text:span text:style-name="T2"><text:tab/>Permite a passagem de dados sem que haja a verificação do tipo de dados no momento da compilação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GENERICS:</text:p>
      <text:p text:style-name="P3"/>
      <text:p text:style-name="P3"><text:span text:style-name="T2"><text:tab/>Flexíveis para a utilização com qualquer tipo de dados, mas também bem definidos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MODULES:</text:p>
      <text:p text:style-name="P3"/>
      <text:p text:style-name="P3"><text:span text:style-name="T2"><text:tab/>São executados dentro do próprio escopo, não sendo possível o seu uso de forma global. Isto quer dizer que variáveis, funções, classes ou qualquer outra definição, será visíveis apenas no módulo onde foram declarados.</text:span></text:p>
      <text:p text:style-name="P3"><text:span text:style-name="T2"><text:tab/>Qualquer arquivo contendo um nível superior de </text:span><text:span text:style-name="T1">import </text:span><text:span text:style-name="T2">ou</text:span><text:span text:style-name="T1"> export </text:span><text:span text:style-name="T2">é considerado um módulo.</text:span></text:p>
      <text:p text:style-name="P3"><text:span text:style-name="T2"/></text:p>
      <text:p text:style-name="P3"><text:span text:style-name="T2"><text:tab/><text:tab/></text:span><text:span text:style-name="T1">IMPORT/EXPORT </text:span><text:span text:style-name="T2">→ Componentização</text:span></text:p>
      <text:p text:style-name="P4"/>
      <text:p text:style-name="P4"><text:span text:style-name="T2"/></text:p>
      <text:p text:style-name="P4"><text:span text:style-name="T2"/></text:p>
      <text:p text:style-name="P4"><text:span text:style-name="T4">INTERFACE</text:span>:</text:p>
      <text:p text:style-name="P4"/>
      <text:p text:style-name="P4"><text:span text:style-name="T2"><text:tab/>Ela</text:span><text:span text:style-name="T3"> serve para aproveitar a tipagem que temos do typescript para podermos utilizá-la em diversos outros lugares.</text:span></text:p>
      <text:p text:style-name="P4"/>
      <text:p text:style-name="P4"><text:span text:style-name="T2"/></text:p>
      <text:p text:style-name="P4"><text:span text:style-name="T2"/></text:p>
      <text:p text:style-name="P4"><text:span text:style-name="T4">TYPESCRIPT PLAYGROUND</text:span>:</text:p>
      <text:p text:style-name="P4"/>
      <text:p text:style-name="P4"><text:span text:style-name="T2"><text:tab/></text:span><text:span text:style-name="T3">Testar os códigos e convertê-los para JavaScript. Esse tester se encontra no site do Typescript</text:span></text:p>
      <text:p text:style-name="P4"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29:00.047558415</meta:creation-date>
    <dc:date>2023-04-18T22:47:53.369520468</dc:date>
    <meta:editing-duration>PT2M33S</meta:editing-duration>
    <meta:editing-cycles>1</meta:editing-cycles>
    <meta:document-statistic meta:table-count="0" meta:image-count="0" meta:object-count="0" meta:page-count="2" meta:paragraph-count="34" meta:word-count="311" meta:character-count="2126" meta:non-whitespace-character-count="1825"/>
    <meta:generator>LibreOffice/7.3.7.2$Linux_X86_64 LibreOffice_project/30$Build-2</meta:generator>
  </office:meta>
</office:document-meta>
</file>